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T6" style:family="text">
      <style:text-properties officeooo:rsid="00aa387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gunta 1: ¿Qué es el control de recursos en el contexto de LPIC-3?</text:p>
      <text:p text:style-name="P3">Respuesta 1: El control de recursos se refiere a la gestión y asignación de recursos del sistema, como la CPU, la memoria y el almacenamiento, para garantizar un uso eficiente y equitativo.</text:p>
      <text:p text:style-name="P3"/>
      <text:p text:style-name="P3">Pregunta 2: ¿Cuáles son los principales componentes del control de recursos en Linux?</text:p>
      <text:p text:style-name="P3">Respuesta 2: Los principales componentes del control de recursos en Linux son: la planificación de la CPU, la gestión de la memoria y la gestión del almacenamiento.</text:p>
      <text:p text:style-name="P3"/>
      <text:p text:style-name="P3">Pregunta 3: ¿Qué es la planificación de la CPU?</text:p>
      <text:p text:style-name="P3">Respuesta 3: La planificación de la CPU es el proceso de asignación y programación de los recursos de la CPU entre los diferentes procesos y tareas en el sistema.</text:p>
      <text:p text:style-name="P3"/>
      <text:p text:style-name="P3">Pregunta 4: ¿Cuáles son los algoritmos de planificación de la CPU más comunes en Linux?</text:p>
      <text:p text:style-name="P3">Respuesta 4: Algunos algoritmos de planificación de la CPU comunes en Linux son: FIFO, Round Robin, Prioridad, y Multi-nivel de retroalimentación.</text:p>
      <text:p text:style-name="P3"/>
      <text:p text:style-name="P3">Pregunta 5: ¿Cómo se puede cambiar el algoritmo de planificación de la CPU en Linux?</text:p>
      <text:p text:style-name="P3">Respuesta 5: El algoritmo de planificación de la CPU se puede cambiar modificando el valor del parámetro "scheduler" en el archivo de configuración del kernel (/etc/sysctl.conf) y reiniciando el sistema.</text:p>
      <text:p text:style-name="P3"/>
      <text:p text:style-name="P3">Pregunta 6: ¿Qué es la gestión de la memoria en el control de recursos?</text:p>
      <text:p text:style-name="P3">Respuesta 6: La gestión de la memoria implica asignar y administrar la memoria del sistema de manera eficiente, optimizando el uso de la memoria disponible y evitando la fragmentación.</text:p>
      <text:p text:style-name="P3"/>
      <text:p text:style-name="P3">Pregunta 7: ¿Cuáles son las técnicas de gestión de la memoria utilizadas en Linux?</text:p>
      <text:p text:style-name="P3">Respuesta 7: Algunas técnicas de gestión de la memoria utilizadas en Linux son: paginación, segmentación, memoria virtual y swapping.</text:p>
      <text:p text:style-name="P3"/>
      <text:p text:style-name="P3">Pregunta 8: ¿Cómo se puede configurar el tamaño de la memoria swap en Linux?</text:p>
      <text:p text:style-name="P3"><text:soft-page-break/>Respuesta 8: El tamaño de la memoria swap se puede configurar utilizando el comando "swapon" con la opción "-s" para mostrar el estado actual de la swap y el archivo de configuración "/etc/fstab" para establecer el tamaño de la swap persistente.</text:p>
      <text:p text:style-name="P3"/>
      <text:p text:style-name="P3">Pregunta 9: ¿Qué es la gestión del almacenamiento en el control de recursos?</text:p>
      <text:p text:style-name="P3">Respuesta 9: La gestión del almacenamiento implica administrar el espacio de almacenamiento disponible en el sistema, asignando y controlando el acceso a los recursos de almacenamiento, como los discos duros y las particiones.</text:p>
      <text:p text:style-name="P3"/>
      <text:p text:style-name="P3">Pregunta 10: ¿Cuáles son las herramientas comunes utilizadas para la gestión del almacenamiento en Linux?</text:p>
      <text:p text:style-name="P3">Respuesta 10: Algunas herramientas comunes utilizadas para la gestión del almacenamiento en Linux son: fdisk, parted, mkfs, mount y df.</text:p>
      <text:p text:style-name="P3"/>
      <text:p text:style-name="P3">Pregunta 11: ¿Cómo se puede agregar un nuevo disco duro a un sistema Linux?</text:p>
      <text:p text:style-name="P3">Respuesta 11: Para agregar un nuevo disco duro a un sistema Linux, es necesario conectar físicamente el disco y luego utilizar herramientas como fdisk o parted para crear particiones en el disco.</text:p>
      <text:p text:style-name="P3"/>
      <text:p text:style-name="P3">Pregunta 12: ¿Cuál es el propósito del comando "mount" en Linux?</text:p>
      <text:p text:style-name="P3">Respuesta 12: El comando "mount" se utiliza para montar sistemas de archivos en ubicaciones específicas del sistema de archivos, permitiendo el acceso a los datos almacenados en el sistema de archivos.</text:p>
      <text:p text:style-name="P3"/>
      <text:p text:style-name="P3">Pregunta 13: ¿Cómo se puede monitorear el uso de recursos en Linux?</text:p>
      <text:p text:style-name="P3">Respuesta 13: El uso de recursos en Linux se puede monitorear utilizando herramientas como top, htop, vmstat, sar y iostat, que proporcionan información detallada sobre el uso de la CPU, la memoria y el almacenamiento.</text:p>
      <text:p text:style-name="P3"/>
      <text:p text:style-name="P3">Pregunta 14: ¿Qué es la cuota de disco en Linux?</text:p>
      <text:p text:style-name="P3">Respuesta 14: La cuota de disco en Linux es una característica que permite limitar el uso de espacio en disco para usuarios y grupos, evitando que consuman todo el espacio disponible.</text:p>
      <text:p text:style-name="P3"/>
      <text:p text:style-name="P3"><text:soft-page-break/>Pregunta 15: ¿Cómo se pueden establecer límites de cuota de disco para usuarios en Linux?</text:p>
      <text:p text:style-name="P3">Respuesta 15: Los límites de cuota de disco para usuarios en Linux se pueden establecer utilizando herramientas como "quotacheck" para inicializar la base de datos de cuota, "edquota" para editar las cuotas individuales y "quotaon" para habilitar el uso de cuotas en un sistema de archivos.</text:p>
      <text:p text:style-name="P3"/>
      <text:p text:style-name="P3">Pregunta 16: ¿Qué es el control de procesos en el contexto del control de recursos?</text:p>
      <text:p text:style-name="P3">Respuesta 16: El control de procesos se refiere a la capacidad de gestionar y controlar la ejecución de los procesos en el sistema, incluyendo la prioridad de los procesos, la asignación de recursos y la finalización de procesos.</text:p>
      <text:p text:style-name="P3"/>
      <text:p text:style-name="P3">Pregunta 17: ¿Cómo se puede cambiar la prioridad de un proceso en Linux?</text:p>
      <text:p text:style-name="P3">Respuesta 17: La prioridad de un proceso se puede cambiar utilizando el comando "nice" para ajustar la prioridad relativa del proceso o utilizando el comando "renice" para cambiar la prioridad de un proceso en ejecución.</text:p>
      <text:p text:style-name="P3"/>
      <text:p text:style-name="P3">Pregunta 18: ¿Qué es el control de carga en el contexto del control de recursos?</text:p>
      <text:p text:style-name="P3">Respuesta 18: El control de carga se refiere a la capacidad de distribuir la carga de trabajo de manera equitativa entre los recursos del sistema, evitando la sobrecarga y garantizando un rendimiento óptimo.</text:p>
      <text:p text:style-name="P3"/>
      <text:p text:style-name="P3">Pregunta 19: ¿Cuál es el propósito de la utilidad "ulimit" en Linux?</text:p>
      <text:p text:style-name="P3">Respuesta 19: La utilidad "ulimit" se utiliza para establecer límites en los recursos del sistema disponibles para un usuario o grupo, como el número máximo de archivos abiertos, el tamaño máximo de archivo y la cantidad máxima de tiempo de CPU.</text:p>
      <text:p text:style-name="P3"/>
      <text:p text:style-name="P3">Pregunta 20: ¿Cómo se puede limitar el consumo de CPU de un proceso en Linux?</text:p>
      <text:p text:style-name="P3">Respuesta 20: El consumo de CPU de un proceso se puede limitar utilizando la utilidad "cpulimit" que permite establecer límites en el uso de la CPU por parte de un proceso específic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aa3872"/>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Seguridad del host</text:span> </text:p>
        <text:p text:style-name="MP2">Resource Control <text:s text:c="4"/></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7:55:35.490009827</dc:date>
    <meta:editing-duration>PT10H43M46S</meta:editing-duration>
    <meta:editing-cycles>152</meta:editing-cycles>
    <meta:generator>LibreOffice/7.4.1.2$Linux_X86_64 LibreOffice_project/3c58a8f3a960df8bc8fd77b461821e42c061c5f0</meta:generator>
    <meta:document-statistic meta:table-count="0" meta:image-count="1" meta:object-count="0" meta:page-count="3" meta:paragraph-count="43" meta:word-count="908" meta:character-count="5503" meta:non-whitespace-character-count="4632"/>
  </office:meta>
</office:document-meta>
</file>